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36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fo:wrap-option="wrap" fo:padding-bottom="0.0193in" fo:padding-left="0.0138in" fo:padding-right="0.0138in" fo:padding-top="0.0193in"/>
      <style:paragraph-properties fo:text-align="center" fo:margin-left="0in"/>
      <style:text-properties fo:color="#ffffff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"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Method</text:p>
          </table:table-cell>
          <table:table-cell table:style-name="ce5" office:value-type="string">
            <text:p>Implemented</text:p>
          </table:table-cell>
          <table:table-cell table:style-name="ce5" table:number-columns-repeated="1022"/>
        </table:table-row>
        <table:table-row table:style-name="ro1">
          <table:table-cell table:style-name="ce2" office:value-type="string">
            <text:p>WebGLContextAttributes getContextAttributes(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oolean isContextLost(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OMString[] getSupportedExtensions(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object getExtension(DOMString 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activeTexture(GLenum textur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attachShader(WebGLProgram program, 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AttribLocation(WebGLProgram program, GLuint index, DOMString 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Buffer(GLenum target, WebGLBuffer 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Framebuffer(GLenum target, WebGLFramebuffer frame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Renderbuffer(GLenum target, WebGLRenderbuffer render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Texture(GLenum target, WebGLTexture textur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lendColor(GLclampf red, GLclampf green, GLclampf blue, GLclampf 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lendEquation(GLenum mod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lendEquationSeparate(GLenum modeRGB, GLenum mode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lendFunc(GLenum sfactor, GLenum dfacto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blendFuncSeparate(GLenum srcRGB, GLenum dstRGB, GLenum srcAlpha, GLenum dst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ufferData(GLenum target, GLsizeiptr size, GLenum usag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bufferData(GLenum target, ArrayBufferView data, GLenum usag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bufferData(GLenum target, ArrayBuffer data, GLenum usag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ufferSubData(GLenum target, GLintptr offset, ArrayBufferView data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bufferSubData(GLenum target, GLintptr offset, ArrayBuffer dat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enum checkFramebufferStatus(GLenum target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clear(GLbitfield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learColor(GLclampf red, GLclampf green, GLclampf blue, GLclampf 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learDepth(GLclampf depth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learStencil(GLint 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olorMask(GLboolean red, GLboolean green, GLboolean blue, GLboolean 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ompileShader(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copyTexImage2D(GLenum target, GLint level, GLenum internalformat, GLint x, GLint y, GLsizei width, GLsizei height, GLint bor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copyTexSubImage2D(GLenum target, GLint level, GLint xoffset, GLint yoffset, GLint x, GLint y, GLsizei width, GLsizei heigh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Buffer createBuffe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Framebuffer createFramebuffe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Program createProgram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Renderbuffer createRenderbuffe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Shader createShader(GLenum typ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Texture createTexture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ullFace(GLenum mod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leteBuffer(WebGLBuffer 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leteFramebuffer(WebGLFramebuffer frame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leteProgram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leteRenderbuffer(WebGLRenderbuffer render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leteShader(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leteTexture(WebGLTexture textur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pthFunc(GLenum func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pthMask(GLboolean flag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pthRange(GLclampf zNear, GLclampf zFa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tachShader(WebGLProgram program, 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isable(GLenum cap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isableVertexAttribArray(GLuint inde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rawArrays(GLenum mode, GLint first, GLsizei coun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rawElements(GLenum mode, GLsizei count, GLenum type, GLintptr offse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enable(GLenum cap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enableVertexAttribArray(GLuint inde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finish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flush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framebufferRenderbuffer(GLenum target, GLenum attachment, GLenum renderbuffertarget, WebGLRenderbuffer render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framebufferTexture2D(GLenum target, GLenum attachment, GLenum textarget, WebGLTexture texture, GLint level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frontFace(GLenum mod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generateMipmap(GLenum targe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ActiveInfo getActiveAttrib(WebGLProgram program, GLuint index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ebGLActiveInfo getActiveUniform(WebGLProgram program, GLuint index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ebGLShader[ ] getAttachedShaders(WebGLProgram program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int getAttribLocation(WebGLProgram program, DOMString 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y getParameter(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BufferParameter(GLenum target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enum getErro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ny getFramebufferAttachmentParameter(GLenum target, GLenum attachment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ProgramParameter(WebGLProgram program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MString getProgramInfoLog(WebGLProgram program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RenderbufferParameter(GLenum target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ShaderParameter(WebGLShader shader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MString getShaderInfoLog(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MString getShaderSource(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y getTexParameter(GLenum target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Uniform(WebGLProgram program, WebGLUniformLocation location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ebGLUniformLocation getUniformLocation(WebGLProgram program, DOMString 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y getVertexAttrib(GLuint index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sizeiptr getVertexAttribOffset(GLuint index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hint(GLenum target, GLenum mod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boolean isBuffer(WebGLBuffer 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boolean isEnabled(GLenum cap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boolean isFramebuffer(WebGLFramebuffer frame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boolean isProgram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boolean isRenderbuffer(WebGLRenderbuffer render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boolean isShader(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boolean isTexture(WebGLTexture textur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lineWidth(GLfloat width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linkProgram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pixelStorei(GLenum pname, GLint pa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polygonOffset(GLfloat factor, GLfloat unit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readPixels(GLint x, GLint y, GLsizei width, GLsizei height, GLenum format, GLenum type, ArrayBufferView pixel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renderbufferStorage(GLenum target, GLenum internalformat, GLsizei width, GLsizei heigh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ampleCoverage(GLclampf value, GLboolean inver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cissor(GLint x, GLint y, GLsizei width, GLsizei heigh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haderSource(WebGLShader shader, DOMString sourc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tencilFunc(GLenum func, GLint ref, GLuint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tencilFuncSeparate(GLenum face, GLenum func, GLint ref, GLuint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tencilMask(GLuint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tencilMaskSeparate(GLenum face, GLuint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tencilOp(GLenum fail, GLenum zfail, GLenum zpas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void stencilOpSeparate(GLenum face, GLenum fail, GLenum zfail, GLenum zpas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void texImage2D(GLenum target, GLint level, GLenum internalformat, GLsizei width, GLsizei height, GLint border, GLenum format, GLenum type, ArrayBufferView pixel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texImage2D(GLenum target, GLint level, GLenum internalformat, Glenum format, GLenum type, ImageData pixel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texImage2D(GLenum target, GLint level, GLenum internalformat, GLenum format, GLenum type, HTMLImageElement image) raises (DOMException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Image2D(GLenum target, GLint level, GLenum internalformat, GLenum format, GLenum type, HTMLCanvasElement canvas) raises (DOMException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Image2D(GLenum target, GLint level, GLenum internalformat, GLenum format, GLenum type, HTMLVideoElement video) raises (DOMException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texParameterf(GLenum target, GLenum pname, GLfloat pa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texParameteri(GLenum target, GLenum pname, GLint pa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void texSubImage2D(GLenum target, GLint level, GLint xoffset, GLint yoffset, GLsizei width, GLsizei height, GLenum format, GLenum type, ArrayBufferView pixel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SubImage2D(GLenum target, GLint level, GLint xoffset, GLint yoffset, GLenum format, GLenum type, ImageData pixel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SubImage2D(GLenum target, GLint level, GLint xoffset, GLint yoffset, GLenum format, GLenum type, HTMLImageElement image) raises (DOMException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SubImage2D(GLenum target, GLint level, GLint xoffset, GLint yoffset, GLenum format, GLenum type, HTMLCanvasElement canvas) raises (DOMException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SubImage2D(GLenum target, GLint level, GLint xoffset, GLint yoffset, Glenum format, GLenum type, HTMLVideoElement video) raises (DOMException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uniform1f(WebGLUniformLocation location, GLfloat 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i(WebGLUniformLocation location, GLint 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f(WebGLUniformLocation location, GLfloat x, GLfloat y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i(WebGLUniformLocation location, GLint x, GLint y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f(WebGLUniformLocation location, GLfloat x, GLfloat y, GLfloat z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i(WebGLUniformLocation location, GLint x, GLint y, GLint z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4f(WebGLUniformLocation location, GLfloat x, GLfloat y, GLfloat z, GLfloat w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4i(WebGLUniformLocation location, GLint x, GLint y, GLint z, GLint w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2fv(WebGLUniformLocation location, GLboolean transpose, <text:s/>FloatArray value);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2fv(WebGLUniformLocation location, GLboolean transpose, sequence&lt;float&gt;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3fv(WebGLUniformLocation location, GLboolean transpose, FloatArray value);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3fv(WebGLUniformLocation location, GLboolean transpose, sequence&lt;float&gt;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4fv(WebGLUniformLocation location, GLboolean transpose, FloatArray value);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4fv(WebGLUniformLocation location, GLboolean transpose, sequence&lt;float&gt;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seProgram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alidateProgram(WebGLProgram program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1f(GLuint indx, GLfloat 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1fv(GLuint indx, FloatArray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1fv(GLuint indx, sequence&lt;float&gt;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2f(GLuint indx, GLfloat x, GLfloat y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2fv(GLuint indx, FloatArray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2fv(GLuint indx, sequence&lt;float&gt;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3f(GLuint indx, GLfloat x, GLfloat y, GLfloat z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3fv(GLuint indx, FloatArray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3fv(GLuint indx, sequence&lt;float&gt;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4f(GLuint indx, GLfloat x, GLfloat y, GLfloat z, GLfloat w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4fv(GLuint indx, FloatArray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4fv(GLuint indx, sequence&lt;float&gt;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vertexAttribPointer(GLuint indx, GLint size, GLenum type, GLboolean normalized, GLsizei stride, GLintptr offse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iewport(GLint x, GLint y, GLsizei width, GLsizei heigh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 table:formula="of:=COUNTA([.A2:.A160])" office:value-type="float" office:value="159">
            <text:p>159</text:p>
          </table:table-cell>
          <table:table-cell table:style-name="ce6" table:formula="of:=SUM([.B2:.B160])" office:value-type="float" office:value="126">
            <text:p>126</text:p>
          </table:table-cell>
          <table:table-cell table:number-columns-repeated="1022"/>
        </table:table-row>
        <table:table-row table:style-name="ro1">
          <table:table-cell/>
          <table:table-cell table:style-name="ce7" table:formula="of:=SUM([.B2:.B160])/COUNTA([.A2:.A160])" office:value-type="percentage" office:value="0.792452830188679">
            <text:p>79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xtra methods (DOM...)</text:p>
          </table:table-cell>
          <table:table-cell table:number-columns-repeated="1023"/>
        </table:table-row>
        <table:table-row table:style-name="ro1">
          <table:table-cell office:value-type="string">
            <text:p>Image</text:p>
          </table:table-cell>
          <table:table-cell office:value-type="string">
            <text:p>½</text:p>
          </table:table-cell>
          <table:table-cell office:value-type="string">
            <text:p>missing correct events usage</text:p>
          </table:table-cell>
          <table:table-cell table:number-columns-repeated="1021"/>
        </table:table-row>
        <table:table-row table:style-name="ro1">
          <table:table-cell office:value-type="string">
            <text:p>Mouse events</text:p>
          </table:table-cell>
          <table:table-cell table:number-columns-repeated="1023"/>
        </table:table-row>
        <table:table-row table:style-name="ro1">
          <table:table-cell office:value-type="string">
            <text:p>Keyboard events</text:p>
          </table:table-cell>
          <table:table-cell table:number-columns-repeated="1023"/>
        </table:table-row>
        <table:table-row table:style-name="ro1">
          <table:table-cell office:value-type="string">
            <text:p>Document / canvas objects</text:p>
          </table:table-cell>
          <table:table-cell table:number-columns-repeated="1023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12/26/2011</text:date>, <text:time>21:4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Bourges-Sevenier</meta:initial-creator>
    <meta:creation-date>2011-12-14T11:55:29</meta:creation-date>
    <dc:date>2011-12-26T21:41:12</dc:date>
    <dc:creator>Mikael Bourges-Sevenier</dc:creator>
    <meta:editing-duration>P3DT9H31M43S</meta:editing-duration>
    <meta:editing-cycles>11</meta:editing-cycles>
    <meta:generator>LibreOffice/3.4$Unix LibreOffice_project/340m1$Build-402</meta:generator>
    <meta:document-statistic meta:table-count="1" meta:cell-count="300" meta:object-count="0"/>
  </office:meta>
</office:document-meta>
</file>